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 42 </text:p>
      <text:p text:style-name="Standard">1º) </text:p>
      <text:p text:style-name="Standard">no correcta su distribución ya que tiene que descansar 12h. no supera las 9 horas diarias.</text:p>
      <text:p text:style-name="Standard"/>
      <text:p text:style-name="Standard">Pg 45</text:p>
      <text:p text:style-name="Standard">3º)</text:p>
      <text:p text:style-name="Standard">debe realizar un descanso de 15 minutos ya que supera las 6h continuas.</text:p>
      <text:p text:style-name="Standard"/>
      <text:p text:style-name="Standard">4º)</text:p>
      <text:p text:style-name="Standard">no porque es partida</text:p>
      <text:p text:style-name="Standard"/>
      <text:p text:style-name="Standard">5º)</text:p>
      <text:p text:style-name="Standard"/>
      <text:p text:style-name="Standard">no, ya que pertenece a fiesta nacional</text:p>
      <text:p text:style-name="Standard"><text:s/></text:p>
      <text:p text:style-name="Standard">pg50</text:p>
      <text:p text:style-name="Standard"/>
      <text:p text:style-name="Standard">3º) Su jornada es continuada e irregular, de 6h y media y semanalmente trabaja 39 horas por lo que estaría bien distribuída</text:p>
      <text:p text:style-name="Standard">Debe hacer fichar a Ana</text:p>
      <text:p text:style-name="Standard">Tiene derecho a descanso de 15mn</text:p>
      <text:p text:style-name="Standard"/>
      <text:p text:style-name="Standard">7º)</text:p>
      <text:p text:style-name="Standard">su limite maximo no existe porque no computan las de fuerza mayor con tiempo de descanso equival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8:35:57.468666371</meta:creation-date>
    <dc:date>2019-10-22T19:11:23.932884859</dc:date>
    <meta:editing-duration>PT4M18S</meta:editing-duration>
    <meta:editing-cycles>1</meta:editing-cycles>
    <meta:document-statistic meta:table-count="0" meta:image-count="0" meta:object-count="0" meta:page-count="1" meta:paragraph-count="17" meta:word-count="100" meta:character-count="529" meta:non-whitespace-character-count="442"/>
    <meta:generator>LibreOffice/6.0.7.3$Linux_X86_64 LibreOffice_project/00m0$Build-3</meta:generator>
  </office:meta>
</office:document-meta>
</file>